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544c" officeooo:paragraph-rsid="001e544c"/>
    </style:style>
    <style:style style:name="P2" style:family="paragraph" style:parent-style-name="Standard">
      <style:text-properties fo:font-weight="bold" officeooo:rsid="001e544c" officeooo:paragraph-rsid="001e544c" style:font-weight-asian="bold" style:font-weight-complex="bold"/>
    </style:style>
    <style:style style:name="P3" style:family="paragraph" style:parent-style-name="Standard">
      <style:text-properties fo:font-weight="normal" officeooo:rsid="001e544c" officeooo:paragraph-rsid="001e544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e544c" officeooo:paragraph-rsid="001e544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 up</text:p>
      <text:p text:style-name="P1"/>
      <text:p text:style-name="P1"><text:span text:style-name="T1">Team Name: </text:span>SyntaxError</text:p>
      <text:p text:style-name="P1"><text:span text:style-name="T1">Team Members: </text:span>Andre Vourakis</text:p>
      <text:p text:style-name="P1"/>
      <text:p text:style-name="P2">Overview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2:18:57.811458157</meta:creation-date>
    <dc:date>2016-10-09T12:26:46.477379696</dc:date>
    <meta:editing-duration>PT7M50S</meta:editing-duration>
    <meta:editing-cycles>1</meta:editing-cycles>
    <meta:document-statistic meta:table-count="0" meta:image-count="0" meta:object-count="0" meta:page-count="1" meta:paragraph-count="4" meta:word-count="10" meta:character-count="66" meta:non-whitespace-character-count="60"/>
    <meta:generator>LibreOffice/5.1.5.2$Linux_X86_64 LibreOffice_project/10m0$Build-2</meta:generator>
  </office:meta>
</office:document-meta>
</file>